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05cm" fo:min-width="3.234cm"/>
    </style:style>
    <style:style style:name="gr2" style:family="graphic" style:parent-style-name="standard">
      <style:graphic-properties draw:fill="solid" draw:fill-color="#ff6d6d" draw:textarea-horizontal-align="justify" draw:textarea-vertical-align="middle" draw:auto-grow-height="false" fo:min-height="0.37cm" fo:min-width="0.12cm"/>
    </style:style>
    <style:style style:name="gr3" style:family="graphic" style:parent-style-name="standard">
      <style:graphic-properties draw:fill="solid" draw:fill-color="#ff6d6d" draw:textarea-horizontal-align="justify" draw:textarea-vertical-align="middle" draw:auto-grow-height="false" fo:min-height="0.37cm" fo:min-width="0.121cm"/>
    </style:style>
    <style:style style:name="gr4" style:family="graphic" style:parent-style-name="standard">
      <style:graphic-properties draw:fill="solid" draw:fill-color="#ff6d6d" draw:textarea-horizontal-align="justify" draw:textarea-vertical-align="middle" draw:auto-grow-height="false" fo:min-height="0.371cm" fo:min-width="0.121cm"/>
    </style:style>
    <style:style style:name="gr5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cm" fo:min-width="0.12cm"/>
      <style:paragraph-properties style:writing-mode="lr-tb"/>
    </style:style>
    <style:style style:name="gr6" style:family="graphic" style:parent-style-name="standard">
      <style:graphic-properties draw:fill="solid" draw:fill-color="#ff6d6d" draw:textarea-horizontal-align="justify" draw:textarea-vertical-align="middle" draw:auto-grow-height="false" fo:min-height="0.37cm" fo:min-width="0.121cm"/>
      <style:paragraph-properties style:writing-mode="lr-tb"/>
    </style:style>
    <style:style style:name="gr7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cm" fo:min-width="0.12cm"/>
      <style:paragraph-properties style:writing-mode="lr-tb"/>
    </style:style>
    <style:style style:name="gr8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cm" fo:min-width="0.12cm"/>
      <style:paragraph-properties style:writing-mode="lr-tb"/>
    </style:style>
    <style:style style:name="gr9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cm" fo:min-width="0.121cm"/>
      <style:paragraph-properties style:writing-mode="lr-tb"/>
    </style:style>
    <style:style style:name="gr10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cm" fo:min-width="0.12cm"/>
      <style:paragraph-properties style:writing-mode="lr-tb"/>
    </style:style>
    <style:style style:name="gr11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cm" fo:min-width="0.12cm"/>
      <style:paragraph-properties style:writing-mode="lr-tb"/>
    </style:style>
    <style:style style:name="gr12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1cm" fo:min-width="0.121cm"/>
      <style:paragraph-properties style:writing-mode="lr-tb"/>
    </style:style>
    <style:style style:name="gr13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cm" fo:min-width="0.121cm"/>
      <style:paragraph-properties style:writing-mode="lr-tb"/>
    </style:style>
    <style:style style:name="gr14" style:family="graphic" style:parent-style-name="standard" style:list-style-name="L1">
      <style:graphic-properties draw:fill="solid" draw:fill-color="#ff6d6d" draw:textarea-horizontal-align="justify" draw:textarea-vertical-align="middle" draw:auto-grow-height="false" fo:min-height="0.371cm" fo:min-width="0.1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6" style:family="paragraph">
      <loext:graphic-properties draw:fill="solid" draw:fill-color="#ff6d6d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#ff6d6d" style:font-size-asian="18pt" style:font-size-complex="18pt"/>
    </style:style>
    <style:style style:name="P8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/>
      <style:text-properties fo:font-size="18pt" fo:background-color="#ff6d6d" style:font-size-asian="18pt" style:font-size-complex="18pt"/>
    </style:style>
    <style:style style:name="T1" style:family="text">
      <style:text-properties fo:color="#ffffff" loext:opacity="100%" fo:font-size="18pt" style:font-size-asian="18pt" style:font-size-complex="18pt"/>
    </style:style>
    <style:style style:name="T2" style:family="text">
      <style:text-properties fo:color="#ffffff" loext:opacity="100%" fo:font-size="18pt" fo:background-color="#ff6d6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136cm" svg:height="5.693cm" draw:transform="skewX (-0.00279252680319093) translate (1.433cm 1.609cm)">
            <text:p/>
  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2" draw:text-style-name="P2" draw:layer="layout" svg:width="0.876cm" svg:height="0.876cm" svg:x="0.995cm" svg:y="3.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877cm" svg:height="0.876cm" svg:x="4.086cm" svg:y="1.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876cm" svg:height="0.876cm" svg:x="7.129cm" svg:y="3.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876cm" svg:height="0.876cm" svg:x="5.902cm" svg:y="6.8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877cm" svg:height="0.876cm" svg:x="2.309cm" svg:y="6.8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876cm" svg:height="0.876cm" svg:x="5.552cm" svg:y="2.2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0.876cm" svg:height="0.876cm" svg:x="2.572cm" svg:y="2.2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877cm" svg:height="0.877cm" svg:x="1.608cm" svg:y="5.1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877cm" svg:height="0.876cm" svg:x="4.086cm" svg:y="6.8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0.877cm" svg:height="0.877cm" svg:x="6.515cm" svg:y="5.1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2" draw:style-name="dp1" draw:master-page-name="Default">
        <draw:g>
          <draw:g>
            <draw:custom-shape draw:style-name="gr1" draw:text-style-name="P1" draw:layer="layout" svg:width="6.136cm" svg:height="5.693cm" draw:transform="skewX (-0.00279252680319093) translate (1.433cm 1.609cm)">
              <text:p/>
    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5" draw:text-style-name="P4" draw:layer="layout" svg:width="0.876cm" svg:height="0.876cm" svg:x="0.995cm" svg:y="3.36cm">
              <text:p text:style-name="P3"><text:span text:style-name="T1">i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6" draw:layer="layout" svg:width="0.877cm" svg:height="0.876cm" svg:x="4.086cm" svg:y="1.26cm">
              <text:p text:style-name="P5"><text:span text:style-name="T1">a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4" draw:layer="layout" svg:width="0.876cm" svg:height="0.876cm" svg:x="7.129cm" svg:y="3.36cm">
              <text:p text:style-name="P3"><text:span text:style-name="T1">c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4" draw:layer="layout" svg:width="0.876cm" svg:height="0.876cm" svg:x="5.902cm" svg:y="6.864cm">
              <text:p text:style-name="P3"><text:span text:style-name="T1">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4" draw:layer="layout" svg:width="0.877cm" svg:height="0.876cm" svg:x="2.309cm" svg:y="6.864cm">
              <text:p text:style-name="P3"><text:span text:style-name="T1">g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8" draw:layer="layout" svg:width="0.876cm" svg:height="0.876cm" svg:x="5.552cm" svg:y="2.222cm">
              <text:p text:style-name="P7"><text:span text:style-name="T2">b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4" draw:layer="layout" svg:width="0.876cm" svg:height="0.876cm" svg:x="2.572cm" svg:y="2.222cm">
              <text:p text:style-name="P3"><text:span text:style-name="T1">j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2" draw:text-style-name="P4" draw:layer="layout" svg:width="0.877cm" svg:height="0.877cm" svg:x="1.608cm" svg:y="5.112cm">
              <text:p text:style-name="P3"><text:span text:style-name="T1">h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4" draw:layer="layout" svg:width="0.877cm" svg:height="0.876cm" svg:x="4.086cm" svg:y="6.864cm">
              <text:p text:style-name="P3"><text:span text:style-name="T1">f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4" draw:text-style-name="P4" draw:layer="layout" svg:width="0.877cm" svg:height="0.877cm" svg:x="6.515cm" svg:y="5.112cm">
              <text:p text:style-name="P3"><text:span text:style-name="T1">d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6d6d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k H</meta:initial-creator>
    <meta:creation-date>2020-09-20T15:08:11.189116669</meta:creation-date>
    <dc:date>2020-09-20T17:05:33.734541619</dc:date>
    <dc:creator>Frank H</dc:creator>
    <meta:editing-duration>PT16M35S</meta:editing-duration>
    <meta:editing-cycles>5</meta:editing-cycles>
    <meta:generator>LibreOffice/7.0.1.2$Linux_X86_64 LibreOffice_project/00$Build-2</meta:generator>
    <meta:document-statistic meta:object-count="25"/>
  </office:meta>
</office:document-meta>
</file>